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00000001026398F1F5DD7CB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95cm" fo:min-width="9.5cm"/>
    </style:style>
    <style:style style:name="gr2" style:family="graphic" style:parent-style-name="standard">
      <style:graphic-properties svg:stroke-width="0.1cm" svg:stroke-color="#000000" draw:marker-start-width="0.36cm" draw:marker-end-width="0.36cm" draw:fill="solid" draw:fill-color="#e6e6e6" draw:textarea-horizontal-align="justify" draw:textarea-vertical-align="middle" draw:auto-grow-height="false" fo:min-height="0.85cm" fo:min-width="20.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min-height="2.049cm" fo:min-width="21.8cm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834cm" fo:min-width="2.78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734c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1cm, 0cm, 0.011cm, 0cm)" draw:image-opacity="100%" style:mirror="horizontal"/>
    </style:style>
    <style:style style:name="gr8" style:family="graphic" style:parent-style-name="standard">
      <style:graphic-properties draw:stroke="none" svg:stroke-color="#3465a4" draw:fill="none" draw:fill-color="#000000" draw:textarea-horizontal-align="justify" draw:textarea-vertical-align="middle" draw:auto-grow-height="false" fo:min-height="0.95cm" fo:min-width="9.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0000"/>
      <style:paragraph-properties fo:text-align="center"/>
      <style:text-properties fo:font-size="2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  <style:text-properties fo:color="#ffffff" fo:font-size="20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ffffff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cm" svg:height="1.2cm" svg:x="10.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4cm" svg:height="2.399cm" svg:x="5.6cm" svg:y="5.5cm">
          <text:p text:style-name="P2"><text:span text:style-name="T1">constrained semantics enable better optimisations</text:span></text:p>
          <draw:enhanced-geometry svg:viewBox="0 0 21600 21600" draw:text-areas="0 ?f0 ?f5 ?f2" draw:type="right-arrow" draw:modifiers="19284.853354760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2.4cm" svg:height="2.399cm" svg:x="2.2cm" svg:y="7.2cm">
          <text:p text:style-name="P2"><text:span text:style-name="T1">flexibility to express programs from more domains</text:span></text:p>
          <draw:enhanced-geometry svg:viewBox="0 0 21600 21600" draw:mirror-horizontal="true" draw:text-areas="0 ?f0 ?f5 ?f2" draw:type="right-arrow" draw:modifiers="19285.81759742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4cm" svg:height="1.2cm" svg:x="3.8cm" svg:y="2.1cm">
          <text:p text:style-name="P2">C/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7.2cm" svg:y="3.4cm">
          <text:p text:style-name="P2">pyTo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5.8cm" svg:y="4.1cm">
          <text:p text:style-name="P2">Fortr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9.598cm" svg:y="3.4cm">
          <text:p text:style-name="P2">OpenC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13.4cm" svg:y="4.1cm">
          <text:p text:style-name="P2">Hali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1cm" svg:y="4.1cm">
          <text:p text:style-name="P2">FFT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cm" svg:height="1.2cm" svg:x="23cm" svg:y="2.1cm">
          <text:p text:style-name="P2">B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cm" svg:height="1.2cm" svg:x="1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9.1cm" svg:y="1.6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5" draw:layer="layout" svg:width="10cm" svg:height="1.2cm" svg:x="10.1cm" svg:y="1.6cm">
          <text:p text:style-name="P2"><text:span text:style-name="T2">domain-specific langu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.1cm" svg:y="0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cm" svg:height="1.2cm" svg:x="1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0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custom-shape draw:style-name="gr8" draw:text-style-name="P5" draw:layer="layout" svg:width="10cm" svg:height="1.2cm" svg:x="1.2cm" svg:y="0.1cm">
          <text:p text:style-name="P2"><text:span text:style-name="T2">general-purpose langu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.2cm" svg:x="19.1cm" svg:y="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1.2cm" svg:x="19.2cm" svg:y="0.1cm">
          <text:p text:style-name="P2"><text:span text:style-name="T2">accelerator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2cm" svg:x="28.1cm" svg:y="0.1cm">
          <draw:image xlink:href="Pictures/10000201000001000000001026398F1F5DD7CB6B.png" xlink:type="simple" xlink:show="embed" xlink:actuate="onLoad" loext:mime-type="image/png">
            <text:p/>
          </draw:image>
        </draw:frame>
        <draw:frame draw:style-name="gr7" draw:text-style-name="P4" draw:layer="layout" svg:width="2cm" svg:height="1.2cm" svg:x="18cm" svg:y="0.1cm">
          <draw:image xlink:href="Pictures/10000201000001000000001026398F1F5DD7CB6B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cm" fo:page-height="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984cm" svg:x="1cm" svg:y="4.428cm"/>
      <draw:page-thumbnail draw:layer="backgroundobjects" svg:width="9.294cm" svg:height="2.984cm" svg:x="1cm" svg:y="12.476cm"/>
      <draw:page-thumbnail draw:layer="backgroundobjects" svg:width="9.294cm" svg:height="2.984cm" svg:x="1cm" svg:y="20.524cm"/>
      <draw:page-thumbnail draw:layer="backgroundobjects" svg:width="9.294cm" svg:height="2.984cm" svg:x="11.295cm" svg:y="4.428cm"/>
      <draw:page-thumbnail draw:layer="backgroundobjects" svg:width="9.294cm" svg:height="2.984cm" svg:x="11.295cm" svg:y="12.476cm"/>
      <draw:page-thumbnail draw:layer="backgroundobjects" svg:width="9.294cm" svg:height="2.984cm" svg:x="11.295cm" svg:y="20.52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48:03.676446366</meta:creation-date>
    <dc:date>2019-10-23T14:13:15.807757473</dc:date>
    <meta:editing-duration>PT1H12M9S</meta:editing-duration>
    <meta:editing-cycles>17</meta:editing-cycles>
    <meta:generator>LibreOffice/6.2.7.1$Linux_X86_64 LibreOffice_project/20$Build-1</meta:generator>
    <meta:document-statistic meta:object-count="44"/>
  </office:meta>
</office:document-meta>
</file>